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648cm" fo:min-width="1.501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cm" fo:min-width="3cm"/>
      <style:paragraph-properties style:writing-mode="lr-tb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0.65cm" fo:min-width="4.3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25cm" fo:min-width="4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fill-color="#474847" draw:textarea-horizontal-align="justify" draw:textarea-vertical-align="middle" draw:auto-grow-height="false" fo:min-height="1.05cm" fo:min-width="4.3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50bde9"/>
      <style:paragraph-properties fo:text-align="center" style:writing-mode="lr-tb"/>
      <style:text-properties fo:font-size="10pt"/>
    </style:style>
    <style:style style:name="P3" style:family="paragraph">
      <loext:graphic-properties draw:fill-color="#ff0000"/>
      <style:paragraph-properties fo:text-align="center" style:writing-mode="lr-tb"/>
      <style:text-properties fo:font-size="10pt"/>
    </style:style>
    <style:style style:name="P4" style:family="paragraph">
      <style:paragraph-properties fo:text-align="start" style:writing-mode="lr-tb"/>
      <style:text-properties fo:color="#ffffff" fo:font-size="10pt" fo:background-color="transparent"/>
    </style:style>
    <style:style style:name="P5" style:family="paragraph">
      <loext:graphic-properties draw:fill-color="#474847"/>
      <style:paragraph-properties fo:text-align="start" style:writing-mode="lr-tb"/>
      <style:text-properties fo:color="#ffffff" fo:font-size="10pt" fo:background-color="transparent"/>
    </style:style>
    <style:style style:name="P6" style:family="paragraph">
      <style:paragraph-properties fo:text-align="start" style:writing-mode="lr-tb"/>
      <style:text-properties fo:color="#ffffff" fo:font-size="10pt"/>
    </style:style>
    <style:style style:name="P7" style:family="paragraph">
      <loext:graphic-properties draw:fill-color="#474847"/>
      <style:paragraph-properties fo:text-align="start" style:writing-mode="lr-tb"/>
      <style:text-properties fo:color="#ffffff" fo:font-size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solid" draw:fill-color="#000000"/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style:text-position="-33% 58%" fo:font-size="10pt"/>
    </style:style>
    <style:style style:name="T6" style:family="text">
      <style:text-properties fo:color="#ffffff" fo:font-size="10pt" fo:font-style="italic" fo:background-color="transparent" style:font-style-asian="italic" style:font-style-complex="italic"/>
    </style:style>
    <style:style style:name="T7" style:family="text">
      <style:text-properties fo:color="#ffffff" fo:font-size="10pt" fo:background-color="transparent"/>
    </style:style>
    <style:style style:name="T8" style:family="text">
      <style:text-properties fo:color="#ffffff" fo:font-size="10pt"/>
    </style:style>
    <style:style style:name="T9" style:family="text">
      <style:text-properties style:text-position="0% 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7cm" svg:x="0.3cm" svg:y="1.7cm">
          <text:p text:style-name="P1"><text:span text:style-name="T1">articles</text:span></text:p>
          <text:p text:style-name="P1"><text:span text:style-name="T2">(</text:span><text:span text:style-name="T3">nouns &amp; verbs</text:span><text:span text:style-name="T2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5cm" svg:height="0.7cm" svg:x="4.1cm" svg:y="2.3cm">
          <text:p text:style-name="P1"><text:span text:style-name="T1">LDA model for </text:span><text:span text:style-name="T4">n</text:span><text:span text:style-name="T5">topics</text:span><text:span text:style-name="T1">=3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4.8cm" svg:height="0.9cm" svg:x="9.1cm" svg:y="0cm">
            <text:p text:style-name="P4"><text:span text:style-name="T6">topic 1</text:span><text:span text:style-name="T7">: word 1, word 2, …</text:span></text:p>
            <text:p text:style-name="P4"><text:span text:style-name="T6">topic 2</text:span><text:span text:style-name="T7">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.8cm" svg:height="0.5cm" svg:x="9.1cm" svg:y="1.1cm">
            <text:p text:style-name="P6"><text:span text:style-name="T8">topic probabilities for each article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0.8cm" svg:height="0.7cm" svg:x="3.9cm" svg:y="4.1cm">
          <draw:text-box>
            <text:p text:style-name="P8"><text:span text:style-name="T1">...</text:span></text:p>
          </draw:text-box>
        </draw:frame>
        <draw:g>
          <draw:custom-shape draw:style-name="gr6" draw:text-style-name="P5" draw:layer="layout" svg:width="4.8cm" svg:height="1.3cm" svg:x="9.1cm" svg:y="2cm">
            <text:p text:style-name="P4"><text:span text:style-name="T6">topic 1</text:span><text:span text:style-name="T7">: word 1, word 2, …</text:span></text:p>
            <text:p text:style-name="P4"><text:span text:style-name="T6">topic 2</text:span><text:span text:style-name="T7">: word 1, word 2, …</text:span></text:p>
            <text:p text:style-name="P4"><text:span text:style-name="T6">topic 3</text:span><text:span text:style-name="T7">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.8cm" svg:height="0.5cm" svg:x="9.1cm" svg:y="3.5cm">
            <text:p text:style-name="P6"><text:span text:style-name="T8">topic probabilities for each article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3.5cm" svg:height="0.7cm" svg:x="4.1cm" svg:y="0.2cm">
          <text:p text:style-name="P1"><text:span text:style-name="T1">LDA model for </text:span><text:span text:style-name="T4">n</text:span><text:span text:style-name="T5">topics</text:span><text:span text:style-name="T9"> =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4cm" svg:y1="1.5cm" svg:x2="3.9cm" svg:y2="0.5cm">
          <text:p/>
        </draw:line>
        <draw:line draw:style-name="gr7" draw:text-style-name="P10" draw:layer="layout" svg:x1="2.5cm" svg:y1="2.7cm" svg:x2="3.9cm" svg:y2="2.7cm">
          <text:p/>
        </draw:line>
        <draw:line draw:style-name="gr7" draw:text-style-name="P10" draw:layer="layout" svg:x1="7.7cm" svg:y1="0.5cm" svg:x2="8.9cm" svg:y2="0.5cm">
          <text:p/>
        </draw:line>
        <draw:line draw:style-name="gr7" draw:text-style-name="P10" draw:layer="layout" svg:x1="7.693cm" svg:y1="0.495cm" svg:x2="8.9cm" svg:y2="1.3cm">
          <text:p/>
        </draw:line>
        <draw:line draw:style-name="gr7" draw:text-style-name="P10" draw:layer="layout" svg:x1="7.7cm" svg:y1="2.7cm" svg:x2="9cm" svg:y2="2.7cm">
          <text:p/>
        </draw:line>
        <draw:line draw:style-name="gr7" draw:text-style-name="P10" draw:layer="layout" svg:x1="7.693cm" svg:y1="2.695cm" svg:x2="8.9cm" svg:y2="3.7cm">
          <text:p/>
        </draw:line>
        <draw:line draw:style-name="gr7" draw:text-style-name="P10" draw:layer="layout" svg:x1="2.4cm" svg:y1="3.5cm" svg:x2="3.8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12T04:26:14.631860309</dc:date>
    <dc:creator>Maximilian Schattauer</dc:creator>
    <meta:editing-duration>PT28M18S</meta:editing-duration>
    <meta:editing-cycles>19</meta:editing-cycles>
    <meta:generator>LibreOffice/6.4.7.2$Linux_X86_64 LibreOffice_project/40$Build-2</meta:generator>
    <meta:document-statistic meta:object-count="17"/>
  </office:meta>
</office:document-meta>
</file>